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208226" officeooo:paragraph-rsid="00208226"/>
    </style:style>
    <style:style style:name="P3" style:family="paragraph" style:parent-style-name="Text_20_body">
      <style:text-properties fo:font-size="16pt" fo:font-style="italic" fo:font-weight="bold" officeooo:rsid="00208226" officeooo:paragraph-rsid="00208226" style:font-size-asian="16pt" style:font-style-asian="italic" style:font-weight-asian="bold" style:font-size-complex="16pt" style:font-style-complex="italic" style:font-weight-complex="bold"/>
    </style:style>
    <style:style style:name="P4" style:family="paragraph" style:parent-style-name="Text_20_body">
      <style:text-properties officeooo:rsid="0022f0d1" officeooo:paragraph-rsid="0022f0d1"/>
    </style:style>
    <style:style style:name="P5" style:family="paragraph" style:parent-style-name="Text_20_body" style:list-style-name="L1">
      <style:text-properties officeooo:rsid="0022f0d1" officeooo:paragraph-rsid="0022f0d1"/>
    </style:style>
    <style:style style:name="P6" style:family="paragraph" style:parent-style-name="Text_20_body" style:list-style-name="L1">
      <style:text-properties officeooo:rsid="002496e8" officeooo:paragraph-rsid="002496e8"/>
    </style:style>
    <style:style style:name="P7" style:family="paragraph" style:parent-style-name="Text_20_body" style:list-style-name="L1">
      <style:text-properties officeooo:rsid="00261373" officeooo:paragraph-rsid="00261373"/>
    </style:style>
    <style:style style:name="P8" style:family="paragraph" style:parent-style-name="Text_20_body">
      <style:text-properties officeooo:rsid="00261373" officeooo:paragraph-rsid="00261373"/>
    </style:style>
    <style:style style:name="P9" style:family="paragraph" style:parent-style-name="Text_20_body">
      <style:text-properties officeooo:rsid="0026d694" officeooo:paragraph-rsid="0026d694"/>
    </style:style>
    <style:style style:name="P10" style:family="paragraph" style:parent-style-name="Text_20_body" style:list-style-name="L2">
      <style:text-properties officeooo:rsid="0026d694" officeooo:paragraph-rsid="0026d694"/>
    </style:style>
    <style:style style:name="P11" style:family="paragraph" style:parent-style-name="Text_20_body" style:list-style-name="L3">
      <style:text-properties officeooo:rsid="0026d694" officeooo:paragraph-rsid="0026d694"/>
    </style:style>
    <style:style style:name="P12" style:family="paragraph" style:parent-style-name="Text_20_body">
      <style:text-properties officeooo:paragraph-rsid="0026d694"/>
    </style:style>
    <style:style style:name="P13" style:family="paragraph" style:parent-style-name="Text_20_body">
      <style:text-properties officeooo:rsid="002bae2a" officeooo:paragraph-rsid="002bae2a"/>
    </style:style>
    <style:style style:name="P14" style:family="paragraph" style:parent-style-name="Text_20_body" style:list-style-name="L4">
      <style:text-properties officeooo:rsid="002bae2a" officeooo:paragraph-rsid="002bae2a"/>
    </style:style>
    <style:style style:name="P15" style:family="paragraph" style:parent-style-name="Text_20_body" style:list-style-name="L4">
      <style:text-properties officeooo:rsid="002d266b" officeooo:paragraph-rsid="002d266b"/>
    </style:style>
    <style:style style:name="P16" style:family="paragraph" style:parent-style-name="Text_20_body">
      <style:text-properties officeooo:rsid="002d266b" officeooo:paragraph-rsid="002d266b"/>
    </style:style>
    <style:style style:name="P17" style:family="paragraph" style:parent-style-name="Title">
      <style:text-properties officeooo:rsid="00208226" officeooo:paragraph-rsid="00208226"/>
    </style:style>
    <style:style style:name="T1" style:family="text">
      <style:text-properties officeooo:rsid="00208226"/>
    </style:style>
    <style:style style:name="T2" style:family="text">
      <style:text-properties officeooo:rsid="0022f0d1"/>
    </style:style>
    <style:style style:name="T3" style:family="text">
      <style:text-properties officeooo:rsid="0026d694"/>
    </style:style>
    <style:style style:name="T4"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istema de Propriedade de dados baseado em Hash</text:p>
      <text:p text:style-name="P3">HBPS – Hash Based Property System</text:p>
      <text:p text:style-name="P2"/>
      <text:h text:style-name="P1" text:outline-level="1">Introdução</text:h>
      <text:p text:style-name="P2"/>
      <text:p text:style-name="P2">Nesse paper, apresento um conceito interessante para um sistema de propriedade digital baseado em hash (portanto, suficientemente resistente a computação quântica), de grande interesse para blockchains.</text:p>
      <text:p text:style-name="P2">O sistema também provê relativo anonimato baseado em seu próprio funcionamento interno. Não requer uma matemática extremamente complexa (ao menos relativamente), e funciona bem para a maioria dos casos.</text:p>
      <text:p text:style-name="P2"/>
      <text:p text:style-name="P2">Criado para ser uma solução inteligente à ameaça que os computadores quânticos podem representar para sistemas de blockchain, baseado na resistência dos algoritmos de hash atuais (sua força depende da resistência dos algoritmos e pode ser implementado em qualquer um, arbitrariamente, de acordo com sua necessidade).</text:p>
      <text:h text:style-name="P1" text:outline-level="1">Símbolos Utilizados</text:h>
      <text:p text:style-name="P2"/>
      <text:p text:style-name="P2">K = Chave “privada”</text:p>
      <text:p text:style-name="P2">PK = Chave pública derivada de K por uma função de hashing</text:p>
      <text:p text:style-name="P2">A = P<text:span text:style-name="T2">essoa interna (que estamos assumindo o papel de proprietária)</text:span></text:p>
      <text:p text:style-name="P2">B = Pessoa externa (pode ser extrapolado para C, D, E…)</text:p>
      <text:p text:style-name="P2">APK, BPK, CPK = Chave pública (PK) de (B, C, D, E…), para fins representativos</text:p>
      <text:p text:style-name="P2">T = Propriedade</text:p>
      <text:h text:style-name="P1" text:outline-level="1">Proposta <text:span text:style-name="T1">e Funcionamento</text:span></text:h>
      <text:p text:style-name="P2"/>
      <text:p text:style-name="P2"/>
      <text:p text:style-name="P2">A ideia básica do sistema é:</text:p>
      <text:p text:style-name="P4">A sempre possui apenas um K por T</text:p>
      <text:p text:style-name="P4">Quando T for transacionado de alguma forma, todo seu conteúdo (independentemente do que for, seja moeda, NFT ou qualquer outra coisa) deve ser esvaziado na operação (mais sobre isso adiante)</text:p>
      <text:p text:style-name="P4"/>
      <text:p text:style-name="P4">Simplesmente isso.</text:p>
      <text:p text:style-name="P4"/>
      <text:p text:style-name="P4">A estrutura da propriedade e da prova de propriedade está assegurada sobre a unidirecionalidade dos algoritmos de hashing, podemos entender isso assim:</text:p>
      <text:p text:style-name="P4"><text:s/>Para toda chave pública de A, uma única chave privada K é possível para que PK seja gerado, ou seja, ninguém pode gastar T a menos que conheça de antemão K (ou tenha passado por força bruta em todos os valores de K possíveis que poderiam gerar PK)</text:p>
      <text:p text:style-name="P4"><text:s/>A prova que A possui T e está disposto a transferir para B é que ele torna público K</text:p>
      <text:p text:style-name="P4"><text:s/>B, nesse ponto, pode verificar que A era realmente o destinatário de T inicialmente (pois possuía a única chave K conhecida capaz de gerar PK)</text:p>
      <text:p text:style-name="P4"><text:s/>Como T foi gasto transferindo de PK para BPK, nenhuma propriedade é comprometida quando K é comprometido, e A apenas precisa gerar outro K para ser dono de algum outro T.</text:p>
      <text:p text:style-name="P4"/>
      <text:p text:style-name="P4">As vantagens desse sistema são que como A é sempre o proprietário de apenas um recurso homogêneo por K/PK, comprometer K não compromete todos os seus fundos mas apenas os de PK (que nesse momento já foram transferidos e portanto tornam PK vazio, impedindo qualquer espertinho de gastá-los por A)</text:p>
      <text:p text:style-name="P4"/>
      <text:p text:style-name="P4">Podemos listas as vantagens e desvantagens (bem como a resposta, se houver) desse sistema como:</text:p>
      <text:list xml:id="list722565138" text:style-name="L1">
        <text:list-item>
          <text:p text:style-name="P5">Resistência a computação quântica, a menos que seja possível resolver o Hash(K) em tempo computacionalmente hábil (o que acredita-se ser impossível no momento, se for possível, um novo algoritmo pode ser simplesmente usado para gerar as chaves)</text:p>
        </text:list-item>
        <text:list-item>
          <text:p text:style-name="P5">Anonimidade: Devido à necessidade constante da criação de chaves públicas e privadas para receber as propriedades digitais, vincular todos esses endereços a um único indivíduo pode ser praticamente impossível</text:p>
        </text:list-item>
        <text:list-item>
          <text:p text:style-name="P6">Devido aos endereços públicos serem, até o momento em que K é revelado, anônimos, é possível mantê-los como reservas indefinidas de dinheiro (pode-se transferir mais T para PK desde que este ainda não tenha sido gasto – o que revelaria K)</text:p>
        </text:list-item>
        <text:list-item>
          <text:p text:style-name="P6"><text:soft-page-break/>Armazenamento: Devido à óbvia necessidade desse sistema de criar inúmeras chaves privadas e públicas, o armazenamento e gerenciamento dessas chaves pode ser um grande problema para contas muito movimentadas. Isso pode ser mitigado pelo seguinte fator: Apenas as chaves que atualmente possuem fundos precisam ser armazenadas pelo proprietário A, todas as outras podem ser descartadas tendo em vista que, obviamente, não possuem mais fundos (e que seria completamente insano adicionar fundos a uma chave que foi comprometida durante a transferência)</text:p>
        </text:list-item>
        <text:list-item>
          <text:p text:style-name="P6">Geração de chaves: A necessidade de criar sempre novas chaves pode ser um problema se o que é almejado é um sistema enxuto que permite gerar chaves deterministicamente, pode ser mitigado com uma chave realmente privada (chamaremos de AnonK) que gera chaves privadas K (podemos chamá-las de geradoras ou autenticadoras para maior facilidade), em uma determinada ordem de gastos (dessa maneira, deve ser possível que uma única chave ou código seja exportável, ou mesmo calculável pelo usuário de forma offline, e que permita sua importação dinâmica em outro sistema em um momento posterior, carteiras offline por exemplo, poderiam manter um registro interno de endereços criados pela chave privada e, com isso, poderem recriar as chaves independentes do dispositivo, etc…)</text:p>
        </text:list-item>
        <text:list-item>
          <text:p text:style-name="P7">Introduz algumas dificuldades ao sistema subjacente: Para que uma moeda em PK seja parcialmente gasta, seriam necessários alguns artifícios como a criação de endereços arbitrários de recebimento alheios à transação principal</text:p>
        </text:list-item>
      </text:list>
      <text:p text:style-name="P8"/>
      <text:h text:style-name="P1" text:outline-level="1">Exemplos Práticos</text:h>
      <text:p text:style-name="P8"/>
      <text:p text:style-name="P9">Com um algoritmo de mineração H, a blockchain deseja dar para A 1000 moedas</text:p>
      <text:p text:style-name="P9">A então gera K¹, e PK¹ para receber as moedas, a blockchain registra 1000 moedas em PK¹</text:p>
      <text:p text:style-name="P9">A tabela de endereços de A é: PK¹/K¹ (1000 moedas)</text:p>
      <text:p text:style-name="P9">A deseja comprar de B um produto X, por 300 moedas</text:p>
      <text:p text:style-name="P9"/>
      <text:p text:style-name="P9">A deve:</text:p>
      <text:list xml:id="list115312714" text:style-name="L2">
        <text:list-item>
          <text:p text:style-name="P10">Obter o endereço BPK de B</text:p>
        </text:list-item>
        <text:list-item>
          <text:p text:style-name="P10">E, em um mesmo bloco:</text:p>
          <text:list>
            <text:list-item>
              <text:p text:style-name="P10">Enviar 700 moedas para um novo PK² de K² privado</text:p>
            </text:list-item>
            <text:list-item>
              <text:p text:style-name="P10">Enviar 300 moedas para BPK</text:p>
            </text:list-item>
            <text:list-item>
              <text:p text:style-name="P10">Expor K¹</text:p>
            </text:list-item>
          </text:list>
        </text:list-item>
      </text:list>
      <text:p text:style-name="P9">Ao fazer isso, B pode provar a autenticidade das moedas de A gerando PK¹ com o K¹ exposto, possuindo agora suas próprias moedas em BPK (obviamente com sua chave privada BK segura).</text:p>
      <text:p text:style-name="P9">A, por outro lado, agora possui a seguinte tabela de endereços:</text:p>
      <text:list xml:id="list1869988102" text:style-name="L3">
        <text:list-item>
          <text:p text:style-name="P11">K¹/PK¹ (Zero moedas) Comprometido</text:p>
        </text:list-item>
        <text:list-item>
          <text:p text:style-name="P11">K²/PK² (700 moedas) Seguro</text:p>
        </text:list-item>
      </text:list>
      <text:p text:style-name="P12"><text:span text:style-name="T3">Desse modo, A consegue dividir suas moedas com B, sem comprometê-las perdendo seu endereço principal.</text:span></text:p>
      <text:h text:style-name="P1" text:outline-level="1">Recomendações</text:h>
      <text:p text:style-name="P13"/>
      <text:p text:style-name="P13">Para uma implementação inicial recomendo os seguintes parâmetros:</text:p>
      <text:list xml:id="list3039889600" text:style-name="L4">
        <text:list-item>
          <text:p text:style-name="P14">SHA512 como algoritmo de hashing</text:p>
        </text:list-item>
        <text:list-item>
          <text:p text:style-name="P14">Uma chave principal sempre privada geradora de todas as outras (para facilitar a portabilidade). A chave deve ser imprevisível de todas as formas para não comprometer K<text:span text:style-name="T4">n</text:span></text:p>
        </text:list-item>
        <text:list-item>
          <text:p text:style-name="P15">Transações atreladas para que sempre seja o caso que um endereço PK seja esvaziado instantaneamente</text:p>
        </text:list-item>
      </text:list>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8:20:19.338000000</meta:creation-date>
    <dc:date>2022-01-31T15:25:52.818000000</dc:date>
    <meta:editing-duration>PT15M57S</meta:editing-duration>
    <meta:editing-cycles>7</meta:editing-cycles>
    <meta:generator>LibreOffice/7.1.5.2$Windows_X86_64 LibreOffice_project/85f04e9f809797b8199d13c421bd8a2b025d52b5</meta:generator>
    <meta:document-statistic meta:table-count="0" meta:image-count="0" meta:object-count="0" meta:page-count="7" meta:paragraph-count="52" meta:word-count="1008" meta:character-count="6043" meta:non-whitespace-character-count="5115"/>
  </office:meta>
</office:document-meta>
</file>